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i>H</mi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i/>
      </mrow>
      <mrow>
        <mfrac>
          <mrow>
            <msubsup>
              <mrow>
                <mover accent="true">
                  <mi>p</mi>
                  <mo stretchy="false">̄</mo>
                </mover>
              </mrow>
              <mi>j</mi>
              <mn>2</mn>
            </msubsup>
          </mrow>
          <mrow>
            <mn>2</mn>
            <mi>m</mi>
          </mrow>
        </mfrac>
      </mrow>
    </mrow>
    <annotation encoding="StarMath 5.0">bar H `=` H `=` sum from j=1 to S ` {{{bar p} ^2 _j} over {2 m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12:40.574000000</meta:creation-date>
    <meta:generator>LibreOffice/4.1.4.2$Windows_x86 LibreOffice_project/0a0440ccc0227ad9829de5f46be37cfb6edcf72</meta:generator>
  </office:meta>
</office:document-meta>
</file>